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8.585cm"/>
    </style:style>
    <style:style style:name="Táboa2.B" style:family="table-column">
      <style:table-column-properties style:column-width="3.044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8.585cm"/>
    </style:style>
    <style:style style:name="Táboa2.B" style:family="table-column">
      <style:table-column-properties style:column-width="3.044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P1" style:family="paragraph" style:parent-style-name="Heading_20_5">
      <style:paragraph-properties fo:margin-top="0cm" fo:margin-bottom="0.247cm" style:contextual-spacing="false" fo:line-height="120%" fo:text-align="start" style:justify-single-word="false" fo:orphans="2" fo:widows="2"/>
    </style:style>
    <style:style style:name="P2" style:family="paragraph" style:parent-style-name="Standard">
      <style:paragraph-properties fo:margin-top="0cm" fo:margin-bottom="0cm" style:contextual-spacing="false" fo:orphans="2"/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cm" style:contextual-spacing="false" fo:orphans="2"/>
    </style:style>
    <style:style style:name="P5" style:family="paragraph" style:parent-style-name="Table_20_Heading">
      <style:paragraph-properties fo:margin-top="0cm" fo:margin-bottom="0cm" style:contextual-spacing="false" fo:orphans="2"/>
    </style:style>
    <style:style style:name="P6" style:family="paragraph" style:parent-style-name="Table_20_Heading">
      <style:paragraph-properties fo:orphans="2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/>
    </style:style>
    <style:style style:name="P9" style:family="paragraph" style:parent-style-name="Table_20_Contents" style:list-style-name="L1">
      <style:paragraph-properties fo:margin-top="0cm" fo:margin-bottom="0cm" style:contextual-spacing="false" fo:orphans="2"/>
    </style:style>
    <style:style style:name="P10" style:family="paragraph" style:parent-style-name="Table_20_Contents">
      <style:paragraph-properties fo:margin-top="0cm" fo:margin-bottom="0cm" style:contextual-spacing="false" fo:orphans="2"/>
    </style:style>
    <style:style style:name="P11" style:family="paragraph" style:parent-style-name="Table_20_Contents">
      <style:paragraph-properties fo:margin-top="0cm" fo:margin-bottom="0cm" style:contextual-spacing="false" fo:orphans="2"/>
      <style:text-properties officeooo:paragraph-rsid="00182466"/>
    </style:style>
    <style:style style:name="P12" style:family="paragraph" style:parent-style-name="Table_20_Contents">
      <style:paragraph-properties fo:margin-top="0cm" fo:margin-bottom="0cm" style:contextual-spacing="false" fo:orphans="2"/>
      <style:text-properties officeooo:rsid="0018d877" officeooo:paragraph-rsid="0018d877"/>
    </style:style>
    <style:style style:name="P13" style:family="paragraph" style:parent-style-name="Table_20_Contents">
      <style:paragraph-properties fo:margin-top="0cm" fo:margin-bottom="0cm" style:contextual-spacing="false" fo:orphans="2"/>
      <style:text-properties officeooo:rsid="0018fe86" officeooo:paragraph-rsid="0018fe86"/>
    </style:style>
    <style:style style:name="P14" style:family="paragraph" style:parent-style-name="Table_20_Contents">
      <style:paragraph-properties fo:margin-top="0cm" fo:margin-bottom="0cm" style:contextual-spacing="false" fo:orphans="2"/>
      <style:text-properties officeooo:rsid="00196eae" officeooo:paragraph-rsid="00196eae"/>
    </style:style>
    <style:style style:name="P15" style:family="paragraph" style:parent-style-name="Table_20_Contents">
      <style:text-properties fo:font-size="12pt" officeooo:rsid="0019f84b" officeooo:paragraph-rsid="0019f84b" style:font-size-asian="10.5pt" style:font-size-complex="12pt"/>
    </style:style>
    <style:style style:name="T1" style:family="text">
      <style:text-properties fo:color="#020f6e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000080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officeooo:rsid="00178d57"/>
    </style:style>
    <style:style style:name="T4" style:family="text">
      <style:text-properties officeooo:rsid="00197a76"/>
    </style:style>
    <style:style style:name="T5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7_2_1_1708711384759_1401"/><text:bookmark text:name="yui_3_17_2_1_1708711384759_1400"/><text:bookmark text:name="yui_3_17_2_1_1708711384759_1482"/><text:bookmark text:name="yui_3_17_2_1_1708711384759_1402"/>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4"><text:bookmark text:name="yui_3_17_2_1_1708711384759_1641"/><text:bookmark text:name="yui_3_17_2_1_1708711384759_1640"/><text:bookmark text:name="yui_3_17_2_1_1708711384759_1481"/>ACTIVIDAD 1.- (10 puntos)<text:bookmark text:name="yui_3_17_2_1_1708711384759_1642"/></text:p>
            <text:p text:style-name="P4"><text:bookmark text:name="yui_3_17_2_1_1708711384759_1643"/>Busca el Convenio Colectivo vigente para el sector de consultoría informática y realiza una comparativa con lo que hemos estudiado hasta el momento del Estatuto de los Trabajadores. Debes centrarte en los aspectos que se relacionan en este cuadro.</text:p>
            <text:p text:style-name="P4"><text:a xlink:type="simple" xlink:href="https://noticias.juridicas.com/base_datos/Laboral/768825-resolucion-de-13-de-julio-de-2023-de-la-direccion-general-de-trabajo-por.html" text:style-name="Internet_20_link" text:visited-style-name="Visited_20_Internet_20_Link"><text:bookmark text:name="yui_3_17_2_1_1708711384759_1645"/><text:bookmark text:name="yui_3_17_2_1_1708711384759_1644"/><text:span text:style-name="T1">Convenio de Consultoría Informática (Nacional</text:span></text:a>)</text:p>
            <text:p text:style-name="P4"><text:a xlink:type="simple" xlink:href="https://noticias.juridicas.com/base_datos/Laboral/561075-et-2015.html" text:style-name="Internet_20_link" text:visited-style-name="Visited_20_Internet_20_Link"><text:span text:style-name="T2">Estatuto Trabajadores</text:span></text:a><text:span text:style-name="T1"> </text:span>(ET)</text:p>
            <text:p text:style-name="P4">Comparativa Convenio Colectivo.</text:p>
            <text:p text:style-name="P2"><text:bookmark text:name="yui_3_17_2_1_1708711384759_1480"/></text:p>
            <text:p text:style-name="P7">También puedes realizar este cuadro en Genially o aplicación que tú desees. Puedes ver un modelo en el archivo adjunto.</text:p>
            <table:table table:name="Táboa2" table:style-name="Táboa2">
              <table:table-column table:style-name="Táboa2.A"/>
              <table:table-column table:style-name="Táboa2.B"/>
              <table:table-column table:style-name="Táboa2.C"/>
              <table:table-row>
                <table:table-cell table:style-name="Táboa2.A1" office:value-type="string">
                  <text:p text:style-name="P6">Condiciones de trabajo</text:p>
                </table:table-cell>
                <table:table-cell table:style-name="Táboa2.A1" office:value-type="string">
                  <text:p text:style-name="P6">Mínimo legal (ET)</text:p>
                </table:table-cell>
                <table:table-cell table:style-name="Táboa2.A1" office:value-type="string">
                  <text:p text:style-name="P6">Convenio Colectivo</text:p>
                </table:table-cell>
              </table:table-row>
              <table:table-row>
                <table:table-cell table:style-name="Táboa2.A1" office:value-type="string">
                  <text:p text:style-name="P5">Jornada máxima y descansos en jornada</text:p>
                </table:table-cell>
                <table:table-cell table:style-name="Táboa2.A1" office:value-type="string">
                  <text:p text:style-name="P4">Jornada máxima de 1826 horas anuales. Descanso mínimo de 15 minutos en jornadas de 6 o más horas continuadas.</text:p>
                </table:table-cell>
                <table:table-cell table:style-name="Táboa2.A1" office:value-type="string">
                  <text:p text:style-name="P11"><text:span text:style-name="Emphasis">El convenio dice, en su artículo </text:span><text:span text:style-name="Emphasis"><text:span text:style-name="T3">20</text:span></text:span><text:span text:style-name="Emphasis">, </text:span><text:span text:style-name="Emphasis"><text:span text:style-name="T3">que </text:span></text:span><text:span text:style-name="Emphasis">la jornada ordinaria máxima de trabajo efectivo, en cómputo anual, será de 1.800 horas anuales.</text:span></text:p>
                  <text:p text:style-name="P11"><text:span text:style-name="Emphasis"><text:span text:style-name="T3">No establece normativa acerca de los descansos durante la jornada.</text:span></text:span></text:p>
                </table:table-cell>
              </table:table-row>
              <table:table-row>
                <table:table-cell table:style-name="Táboa2.A1" office:value-type="string">
                  <text:p text:style-name="P5">Horas extras (máximo anual, retribución, prohibiciones)</text:p>
                </table:table-cell>
                <table:table-cell table:style-name="Táboa2.A1" office:value-type="string">
                  <text:p text:style-name="P12">Máximo de 80 horas por año, de realización voluntaria y retribuidas como mínimo igual que una hora ordinaria(o su tiempo de descanso equivalente)</text:p>
                </table:table-cell>
                <table:table-cell table:style-name="Táboa2.A1" office:value-type="string">
                  <text:p text:style-name="P13">Articulo 29: No se establece un máximo pero si un compromiso de reducirlas lo máximo posible. Serán retribuidas con un tiempo de descanso incrementado en al menos el 75 por ciento. </text:p>
                </table:table-cell>
              </table:table-row>
              <table:table-row>
                <table:table-cell table:style-name="Táboa2.A1" office:value-type="string">
                  <text:p text:style-name="P6">Vacaciones</text:p>
                </table:table-cell>
                <table:table-cell table:style-name="Táboa2.A1" office:value-type="string">
                  <text:p text:style-name="P11"><text:span text:style-name="T4">30 días naturales</text:span></text:p>
                </table:table-cell>
                <table:table-cell table:style-name="Táboa2.A1" office:value-type="string">
                  <text:p text:style-name="P11"><text:span text:style-name="T4">Articulo 21: </text:span>(23) días laborables de vacaciones anuales retribuidas </text:p>
                </table:table-cell>
              </table:table-row>
              <table:table-row>
                <table:table-cell table:style-name="Táboa2.A1" office:value-type="string">
                  <text:p text:style-name="P5">Permisos retribuidos. Indicar 5 ejemplos.</text:p>
                </table:table-cell>
                <table:table-cell table:style-name="Táboa2.A1" office:value-type="string">
                  <text:p text:style-name="P14">- Matrimonio o pareja de hecho(15 dias)</text:p>
                  <text:p text:style-name="P14">- Accidente, enfermedad grave, intervención de familiar hasta segundo grado (5 dias)</text:p>
                  <text:p text:style-name="P14">- Fallecimiento de familiar hasta segundo grado (2 dias)</text:p>
                  <text:p text:style-name="P14">- Traslado de domicilio (1 dia)</text:p>
                  <text:p text:style-name="P14"><text:soft-page-break/>- Cumplimiento de deber de caracter público(ex: mesa electoral)</text:p>
                </table:table-cell>
                <table:table-cell table:style-name="Táboa2.A1" office:value-type="string">
                  <text:p text:style-name="P4"/>
                </table:table-cell>
              </table:table-row>
              <table:table-row>
                <table:table-cell table:style-name="Táboa2.A1" office:value-type="string">
                  <text:p text:style-name="P5">Faltas y sanciones. Indicar 2 ejemplos de cada tipo (leves,</text:p>
                  <text:p text:style-name="P5">graves y muy graves)</text:p>
                </table:table-cell>
                <table:table-cell table:style-name="Táboa2.A1" office:value-type="string">
                  <text:p text:style-name="P4"/>
                </table:table-cell>
                <table:table-cell table:style-name="Táboa2.A1" office:value-type="string">
                  <text:p text:style-name="P4"/>
                </table:table-cell>
              </table:table-row>
              <table:table-row>
                <table:table-cell table:style-name="Táboa2.A1" office:value-type="string">
                  <text:p text:style-name="P5">SMI/ salario convenio para programador/a junior</text:p>
                </table:table-cell>
                <table:table-cell table:style-name="Táboa2.A1" office:value-type="string">
                  <text:p text:style-name="P15">1136*14 pagas-&gt;</text:p>
                  <text:p text:style-name="P15">15876€ anuales</text:p>
                </table:table-cell>
                <table:table-cell table:style-name="Táboa2.A1" office:value-type="string">
                  <text:p text:style-name="P3"/>
                </table:table-cell>
              </table:table-row>
              <table:table-row>
                <table:table-cell table:style-name="Táboa2.A1" office:value-type="string">
                  <text:p text:style-name="P5">Periodo de prueba contratos de trabajo</text:p>
                </table:table-cell>
                <table:table-cell table:style-name="Táboa2.A1" office:value-type="string">
                  <text:p text:style-name="P3"/>
                </table:table-cell>
                <table:table-cell table:style-name="Táboa2.A1" office:value-type="string">
                  <text:p text:style-name="P3"/>
                </table:table-cell>
              </table:table-row>
              <table:table-row>
                <table:table-cell table:style-name="Táboa2.A1" office:value-type="string">
                  <text:p text:style-name="P5">Medidas de conciliación (armonización) de la vida personal</text:p>
                  <text:p text:style-name="P5">y familiar. (señalar 3 ejemplos)</text:p>
                </table:table-cell>
                <table:table-cell table:style-name="Táboa2.A1" office:value-type="string">
                  <text:p text:style-name="P3"/>
                </table:table-cell>
                <table:table-cell table:style-name="Táboa2.A1" office:value-type="string">
                  <text:p text:style-name="P3"/>
                </table:table-cell>
              </table:table-row>
              <table:table-row>
                <table:table-cell table:style-name="Táboa2.A1" office:value-type="string">
                  <text:p text:style-name="P5">Compensación de gastos en teletrabajo. En mínimo legal</text:p>
                  <text:p text:style-name="P5">indicar lo que señala la Ley 10/2021 de Trabajo a Distancia</text:p>
                </table:table-cell>
                <table:table-cell table:style-name="Táboa2.A1" office:value-type="string">
                  <text:p text:style-name="P3"/>
                </table:table-cell>
                <table:table-cell table:style-name="Táboa2.A1" office:value-type="string">
                  <text:p text:style-name="P3"/>
                </table:table-cell>
              </table:table-row>
            </table:table>
            <text:p text:style-name="P4">  <text:bookmark text:name="puntuacion"/></text:p>
          </table:table-cell>
        </table:table-row>
        <table:table-row>
          <table:table-cell table:style-name="Táboa1.A1" office:value-type="string">
            <text:p text:style-name="P6">Criterios de puntuación. Total 10 puntos.<text:bookmark text:name="yui_3_17_2_1_1708711384759_1398"/><text:bookmark text:name="yui_3_17_2_1_1708711384759_1399"/></text:p>
          </table:table-cell>
        </table:table-row>
        <table:table-row>
          <table:table-cell table:style-name="Táboa1.A1" office:value-type="string">
            <text:p text:style-name="P4"/>
            <text:list text:style-name="L1">
              <text:list-item>
                <text:p text:style-name="P9"><text:bookmark text:name="yui_3_17_2_1_1708711384759_1395"/><text:bookmark text:name="yui_3_17_2_1_1708711384759_1396"/><text:bookmark text:name="yui_3_17_2_1_1708711384759_1397"/>Actividad 1:  10 PUNTOS. Detallar y ejemplificar las cláusulas del Convenio, indicando el mínimo que marca la normativa (Estatuto de los Trabajadores) y las mejoras que establece el Convenio </text:p>
              </text:list-item>
            </text:list>
          </table:table-cell>
        </table:table-row>
      </table:table>
      <text:h text:style-name="P1" text:outline-level="5"/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9:04:07.019000000</meta:creation-date>
    <dc:date>2024-02-23T20:05:45.888000000</dc:date>
    <meta:editing-duration>PT20M34S</meta:editing-duration>
    <meta:editing-cycles>6</meta:editing-cycles>
    <meta:generator>LibreOffice/7.5.3.2$Windows_X86_64 LibreOffice_project/9f56dff12ba03b9acd7730a5a481eea045e468f3</meta:generator>
    <meta:document-statistic meta:table-count="2" meta:image-count="0" meta:object-count="0" meta:page-count="2" meta:paragraph-count="39" meta:word-count="359" meta:character-count="2321" meta:non-whitespace-character-count="1993"/>
  </office:meta>
</office:document-meta>
</file>